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b" table:style-name="ta1">
        <table:shapes>
          <draw:frame draw:z-index="0" draw:style-name="gr1" draw:text-style-name="P1" svg:width="16.888cm" svg:height="9.004cm" svg:x="0cm" svg:y="4.197cm">
            <draw:object draw:notify-on-update-of-ranges="ab.A1:ab.A1 ab.A2:ab.A6 ab.B1:ab.B1 ab.B2:ab.B6 ab.C1:ab.C1 ab.C2:ab.C6 ab.D1:ab.D1 ab.D2:ab.D6 ab.E1:ab.E1 ab.E2:ab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Time taken for tests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Time per request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392.145" calcext:value-type="float">
            <text:p>392,145</text:p>
          </table:table-cell>
          <table:table-cell office:value-type="float" office:value="10608" calcext:value-type="float">
            <text:p>10608</text:p>
          </table:table-cell>
          <table:table-cell office:value-type="float" office:value="255.01" calcext:value-type="float">
            <text:p>255,01</text:p>
          </table:table-cell>
          <table:table-cell office:value-type="float" office:value="392.145" calcext:value-type="float">
            <text:p>392,145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395.147" calcext:value-type="float">
            <text:p>395,147</text:p>
          </table:table-cell>
          <table:table-cell office:value-type="float" office:value="10455" calcext:value-type="float">
            <text:p>10455</text:p>
          </table:table-cell>
          <table:table-cell office:value-type="float" office:value="253.07" calcext:value-type="float">
            <text:p>253,07</text:p>
          </table:table-cell>
          <table:table-cell office:value-type="float" office:value="395.147" calcext:value-type="float">
            <text:p>395,147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392.376" calcext:value-type="float">
            <text:p>392,376</text:p>
          </table:table-cell>
          <table:table-cell office:value-type="float" office:value="10896" calcext:value-type="float">
            <text:p>10896</text:p>
          </table:table-cell>
          <table:table-cell office:value-type="float" office:value="254.86" calcext:value-type="float">
            <text:p>254,86</text:p>
          </table:table-cell>
          <table:table-cell office:value-type="float" office:value="392.376" calcext:value-type="float">
            <text:p>392,376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427.382" calcext:value-type="float">
            <text:p>427,382</text:p>
          </table:table-cell>
          <table:table-cell office:value-type="float" office:value="9957" calcext:value-type="float">
            <text:p>9957</text:p>
          </table:table-cell>
          <table:table-cell office:value-type="float" office:value="233.98" calcext:value-type="float">
            <text:p>233,98</text:p>
          </table:table-cell>
          <table:table-cell office:value-type="float" office:value="427.382" calcext:value-type="float">
            <text:p>427,382</text:p>
          </table:table-cell>
        </table:table-row>
        <table:table-row table:style-name="ro1">
          <table:table-cell table:style-name="ce1" office:value-type="string" calcext:value-type="string">
            <text:p>Medición 5</text:p>
          </table:table-cell>
          <table:table-cell office:value-type="float" office:value="399.127" calcext:value-type="float">
            <text:p>399,127</text:p>
          </table:table-cell>
          <table:table-cell office:value-type="float" office:value="9734" calcext:value-type="float">
            <text:p>9734</text:p>
          </table:table-cell>
          <table:table-cell office:value-type="float" office:value="250.55" calcext:value-type="float">
            <text:p>250,55</text:p>
          </table:table-cell>
          <table:table-cell office:value-type="float" office:value="399.127" calcext:value-type="float">
            <text:p>399,12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)" office:value-type="float" office:value="401.2354" calcext:value-type="float">
            <text:p>401,2354</text:p>
          </table:table-cell>
          <table:table-cell table:formula="of:=AVERAGE([.C2];[.C3];[.C4];[.C5];[.C6])" office:value-type="float" office:value="10330" calcext:value-type="float">
            <text:p>10330</text:p>
          </table:table-cell>
          <table:table-cell table:formula="of:=AVERAGE([.D2];[.D3];[.D4];[.D5];[.D6])" office:value-type="float" office:value="249.494" calcext:value-type="float">
            <text:p>249,494</text:p>
          </table:table-cell>
          <table:table-cell table:formula="of:=AVERAGE([.E2];[.E3];[.E4];[.E5];[.E6])" office:value-type="float" office:value="401.2354" calcext:value-type="float">
            <text:p>401,2354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)" office:value-type="float" office:value="14.8852527455868" calcext:value-type="float">
            <text:p>14,8852527456</text:p>
          </table:table-cell>
          <table:table-cell table:formula="of:=STDEV([.C2];[.C3];[.C4];[.C5];[.C6])" office:value-type="float" office:value="476.342838720181" calcext:value-type="float">
            <text:p>476,3428387202</text:p>
          </table:table-cell>
          <table:table-cell table:formula="of:=STDEV([.D2];[.D3];[.D4];[.D5];[.D6])" office:value-type="float" office:value="8.85730376581949" calcext:value-type="float">
            <text:p>8,8573037658</text:p>
          </table:table-cell>
          <table:table-cell table:formula="of:=STDEV([.E2];[.E3];[.E4];[.E5];[.E6])" office:value-type="float" office:value="14.8852527455868" calcext:value-type="float">
            <text:p>14,8852527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3:10:23.9086969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1:39:22.622550274</meta:creation-date>
    <dc:date>2015-04-16T13:15:53.780402842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89cm" svg:height="9.005cm" xlink:href=".." xlink:type="simple" chart:class="chart:bar" chart:style-name="ch1">
        <chart:title svg:x="6.429cm" svg:y="0.343cm" chart:style-name="ch2">
          <text:p>Apache Benchmark</text:p>
        </chart:title>
        <chart:subtitle svg:x="5.596cm" svg:y="1.301cm" chart:style-name="ch3">
          <text:p>Balanceador nginx (Granja web)</text:p>
        </chart:subtitle>
        <chart:legend chart:legend-position="end" svg:x="12.88cm" svg:y="3.456cm" style:legend-expansion="high" chart:style-name="ch4"/>
        <chart:plot-area chart:style-name="ch5" table:cell-range-address="ab.A1:ab.E6" chart:data-source-has-labels="both" svg:x="0.337cm" svg:y="2.19cm" svg:width="12.206cm" svg:height="6.6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8cm" svg:y="2.23cm" svg:width="10.661cm" svg:height="5.9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ab.A2:ab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ab.B2:ab.B6" chart:label-cell-address="ab.B1:ab.B1" chart:class="chart:bar">
            <chart:data-point chart:repeated="5"/>
          </chart:series>
          <chart:series chart:style-name="ch10" chart:values-cell-range-address="ab.C2:ab.C6" chart:label-cell-address="ab.C1:ab.C1" chart:class="chart:bar">
            <chart:data-point chart:repeated="5"/>
          </chart:series>
          <chart:series chart:style-name="ch11" chart:values-cell-range-address="ab.D2:ab.D6" chart:label-cell-address="ab.D1:ab.D1" chart:class="chart:bar">
            <chart:data-point chart:repeated="5"/>
          </chart:series>
          <chart:series chart:style-name="ch12" chart:values-cell-range-address="ab.E2:ab.E6" chart:label-cell-address="ab.E1:ab.E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for tests</text:p>
                <draw:g>
                  <svg:desc>ab.B1:ab.B1</svg:desc>
                </draw:g>
              </table:table-cell>
              <table:table-cell office:value-type="string">
                <text:p>Failed requests</text:p>
                <draw:g>
                  <svg:desc>ab.C1:ab.C1</svg:desc>
                </draw:g>
              </table:table-cell>
              <table:table-cell office:value-type="string">
                <text:p>Requests per second</text:p>
                <draw:g>
                  <svg:desc>ab.D1:ab.D1</svg:desc>
                </draw:g>
              </table:table-cell>
              <table:table-cell office:value-type="string">
                <text:p>Time per request</text:p>
                <draw:g>
                  <svg:desc>ab.E1:ab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ab.A2:ab.A6</svg:desc>
                </draw:g>
              </table:table-cell>
              <table:table-cell office:value-type="float" office:value="392.145">
                <text:p>392.145</text:p>
                <draw:g>
                  <svg:desc>ab.B2:ab.B6</svg:desc>
                </draw:g>
              </table:table-cell>
              <table:table-cell office:value-type="float" office:value="10608">
                <text:p>10608</text:p>
                <draw:g>
                  <svg:desc>ab.C2:ab.C6</svg:desc>
                </draw:g>
              </table:table-cell>
              <table:table-cell office:value-type="float" office:value="255.01">
                <text:p>255.01</text:p>
                <draw:g>
                  <svg:desc>ab.D2:ab.D6</svg:desc>
                </draw:g>
              </table:table-cell>
              <table:table-cell office:value-type="float" office:value="392.145">
                <text:p>392.145</text:p>
                <draw:g>
                  <svg:desc>ab.E2:ab.E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395.147">
                <text:p>395.147</text:p>
              </table:table-cell>
              <table:table-cell office:value-type="float" office:value="10455">
                <text:p>10455</text:p>
              </table:table-cell>
              <table:table-cell office:value-type="float" office:value="253.07">
                <text:p>253.07</text:p>
              </table:table-cell>
              <table:table-cell office:value-type="float" office:value="395.147">
                <text:p>395.147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392.376">
                <text:p>392.376</text:p>
              </table:table-cell>
              <table:table-cell office:value-type="float" office:value="10896">
                <text:p>10896</text:p>
              </table:table-cell>
              <table:table-cell office:value-type="float" office:value="254.86">
                <text:p>254.86</text:p>
              </table:table-cell>
              <table:table-cell office:value-type="float" office:value="392.376">
                <text:p>392.376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427.382">
                <text:p>427.382</text:p>
              </table:table-cell>
              <table:table-cell office:value-type="float" office:value="9957">
                <text:p>9957</text:p>
              </table:table-cell>
              <table:table-cell office:value-type="float" office:value="233.98">
                <text:p>233.98</text:p>
              </table:table-cell>
              <table:table-cell office:value-type="float" office:value="427.382">
                <text:p>427.382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399.127">
                <text:p>399.127</text:p>
              </table:table-cell>
              <table:table-cell office:value-type="float" office:value="9734">
                <text:p>9734</text:p>
              </table:table-cell>
              <table:table-cell office:value-type="float" office:value="250.55">
                <text:p>250.55</text:p>
              </table:table-cell>
              <table:table-cell office:value-type="float" office:value="399.127">
                <text:p>399.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